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language="nb" fo:country="NO" officeooo:rsid="0004ab28" officeooo:paragraph-rsid="0004ab28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6pt" fo:language="nb" fo:country="NO" officeooo:rsid="00057ca0" officeooo:paragraph-rsid="00057ca0" style:font-size-asian="22.75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16pt" fo:language="nb" fo:country="NO" fo:font-weight="bold" officeooo:rsid="00057ca0" officeooo:paragraph-rsid="00057ca0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language="nb" fo:country="NO" fo:font-weight="normal" officeooo:rsid="00057ca0" officeooo:paragraph-rsid="00057ca0" style:font-size-asian="14pt" style:font-weight-asian="normal" style:font-size-complex="16pt" style:font-weight-complex="normal"/>
    </style:style>
    <style:style style:name="T1" style:family="text">
      <style:text-properties officeooo:rsid="00057c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sjekt med <text:span text:style-name="T1">gruppe-</text:span>Nettsted</text:p>
      <text:p text:style-name="P1">Prosjekt <text:span text:style-name="T1">3</text:span> Webteknologi</text:p>
      <text:p text:style-name="P2">Gruppe 6</text:p>
      <text:p text:style-name="P2"/>
      <text:p text:style-name="P3">Medlemmer i gruppen:</text:p>
      <text:p text:style-name="P4">Espen «Skrede» Vad</text:p>
      <text:p text:style-name="P4">Rasmus «Sylte» Drønnen</text:p>
      <text:p text:style-name="P4">Random 1</text:p>
      <text:p text:style-name="P4">Random 2</text:p>
      <text:p text:style-name="P4"/>
      <text:p text:style-name="P3">Tema for nettsted: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2:54:24.145000000</meta:creation-date>
    <meta:editing-duration>PT23M21S</meta:editing-duration>
    <meta:editing-cycles>2</meta:editing-cycles>
    <meta:generator>LibreOffice/5.2.4.2$Windows_x86 LibreOffice_project/3d5603e1122f0f102b62521720ab13a38a4e0eb0</meta:generator>
    <dc:date>2017-02-27T13:27:55.311000000</dc:date>
    <meta:document-statistic meta:table-count="0" meta:image-count="0" meta:object-count="0" meta:page-count="1" meta:paragraph-count="9" meta:word-count="24" meta:character-count="153" meta:non-whitespace-character-count="138"/>
  </office:meta>
</office:document-meta>
</file>